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33000000352F53D82E.png" manifest:media-type=""/>
  <manifest:file-entry manifest:full-path="Pictures/20000102000058EF0000495203E1CE33.wmf" manifest:media-type=""/>
  <manifest:file-entry manifest:full-path="Pictures/2000007C00003BA00000447059B4F7DA.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Tahoma3" svg:font-family="Tahoma"/>
    <style:font-face style:name="Courier New" svg:font-family="'Courier New'" style:font-family-generic="modern"/>
    <style:font-face style:name="Calibri1" svg:font-family="Calibri"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5.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2.014cm" table:align="right" style:writing-mode="lr-tb"/>
    </style:style>
    <style:style style:name="Table1.A" style:family="table-column">
      <style:table-column-properties style:column-width="4.604cm"/>
    </style:style>
    <style:style style:name="Table1.B" style:family="table-column">
      <style:table-column-properties style:column-width="7.4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4.43cm" fo:margin-left="0.058cm" table:align="left" style:writing-mode="lr-tb"/>
    </style:style>
    <style:style style:name="Table3.A" style:family="table-column">
      <style:table-column-properties style:column-width="0.855cm"/>
    </style:style>
    <style:style style:name="Table3.B" style:family="table-column">
      <style:table-column-properties style:column-width="8.67cm"/>
    </style:style>
    <style:style style:name="Table3.C" style:family="table-column">
      <style:table-column-properties style:column-width="2.829cm"/>
    </style:style>
    <style:style style:name="Table3.D" style:family="table-column">
      <style:table-column-properties style:column-width="2.076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2" style:family="table">
      <style:table-properties style:width="14.206cm" fo:margin-left="0.282cm" table:align="left" style:writing-mode="lr-tb"/>
    </style:style>
    <style:style style:name="Table2.A" style:family="table-column">
      <style:table-column-properties style:column-width="0.875cm"/>
    </style:style>
    <style:style style:name="Table2.B" style:family="table-column">
      <style:table-column-properties style:column-width="8.528cm"/>
    </style:style>
    <style:style style:name="Table2.C" style:family="table-column">
      <style:table-column-properties style:column-width="2.727cm"/>
    </style:style>
    <style:style style:name="Table2.D" style:family="table-column">
      <style:table-column-properties style:column-width="2.07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ext-properties fo:language="en" fo:country="US" style:language-complex="ar" style:country-complex="SA"/>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text-properties officeooo:paragraph-rsid="001eeab7"/>
    </style:style>
    <style:style style:name="P5" style:family="paragraph" style:parent-style-name="Text_20_body">
      <style:text-properties officeooo:paragraph-rsid="002a119f"/>
    </style:style>
    <style:style style:name="P6" style:family="paragraph" style:parent-style-name="Text_20_body">
      <style:text-properties officeooo:paragraph-rsid="0046e4ab"/>
    </style:style>
    <style:style style:name="P7" style:family="paragraph" style:parent-style-name="Text_20_body">
      <style:text-properties officeooo:paragraph-rsid="004b0679"/>
    </style:style>
    <style:style style:name="P8" style:family="paragraph" style:parent-style-name="Text_20_body">
      <style:text-properties officeooo:paragraph-rsid="004ea21c"/>
    </style:style>
    <style:style style:name="P9" style:family="paragraph" style:parent-style-name="Text_20_body">
      <style:text-properties officeooo:paragraph-rsid="0050625a"/>
    </style:style>
    <style:style style:name="P10" style:family="paragraph" style:parent-style-name="Text_20_body">
      <style:text-properties officeooo:rsid="004866a6" officeooo:paragraph-rsid="004866a6"/>
    </style:style>
    <style:style style:name="P11" style:family="paragraph" style:parent-style-name="Text_20_body">
      <style:text-properties officeooo:rsid="004ecc37" officeooo:paragraph-rsid="004ecc37"/>
    </style:style>
    <style:style style:name="P12"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13" style:family="paragraph" style:parent-style-name="Text_20_body">
      <style:paragraph-properties fo:margin-left="0cm" fo:margin-right="0cm" fo:margin-top="0cm" fo:margin-bottom="0cm" style:contextual-spacing="false" fo:text-indent="0cm" style:auto-text-indent="false" style:snap-to-layout-grid="false"/>
    </style:style>
    <style:style style:name="P14" style:family="paragraph" style:parent-style-name="Text_20_body">
      <style:paragraph-properties fo:margin-left="0cm" fo:margin-right="0cm" fo:text-indent="0cm" style:auto-text-indent="false" style:snap-to-layout-grid="false"/>
      <style:text-properties fo:language="fi" fo:country="FI"/>
    </style:style>
    <style:style style:name="P15"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16" style:family="paragraph" style:parent-style-name="Text_20_body">
      <style:paragraph-properties fo:margin-left="0cm" fo:margin-right="0cm" fo:text-indent="0cm" style:auto-text-indent="false" style:snap-to-layout-grid="false"/>
      <style:text-properties fo:language="fi" fo:country="FI" officeooo:rsid="0043c853" officeooo:paragraph-rsid="0043c853"/>
    </style:style>
    <style:style style:name="P17" style:family="paragraph" style:parent-style-name="Text_20_body">
      <style:paragraph-properties fo:margin-left="0cm" fo:margin-right="0cm" fo:text-indent="0cm" style:auto-text-indent="false" style:snap-to-layout-grid="false"/>
      <style:text-properties fo:language="fi" fo:country="FI" officeooo:rsid="004ecc37"/>
    </style:style>
    <style:style style:name="P18" style:family="paragraph" style:parent-style-name="Text_20_body">
      <style:paragraph-properties fo:margin-left="0cm" fo:margin-right="0cm" fo:text-indent="0cm" style:auto-text-indent="false" style:snap-to-layout-grid="false"/>
      <style:text-properties fo:language="fi" fo:country="FI" officeooo:rsid="004ecc37" officeooo:paragraph-rsid="004ecc37"/>
    </style:style>
    <style:style style:name="P19" style:family="paragraph" style:parent-style-name="Text_20_body">
      <style:paragraph-properties fo:margin-left="-0.076cm" fo:margin-right="0cm" fo:text-indent="0cm" style:auto-text-indent="false" style:snap-to-layout-grid="false"/>
      <style:text-properties fo:language="fi" fo:country="FI"/>
    </style:style>
    <style:style style:name="P20" style:family="paragraph" style:parent-style-name="Text_20_body">
      <style:paragraph-properties fo:margin-left="-0.076cm" fo:margin-right="0cm" fo:text-indent="0cm" style:auto-text-indent="false" style:snap-to-layout-grid="false"/>
      <style:text-properties fo:language="fi" fo:country="FI" officeooo:rsid="0043c853" officeooo:paragraph-rsid="0043c853"/>
    </style:style>
    <style:style style:name="P21" style:family="paragraph" style:parent-style-name="Text_20_body">
      <style:paragraph-properties fo:margin-left="-0.076cm" fo:margin-right="0cm" fo:text-indent="0cm" style:auto-text-indent="false" style:snap-to-layout-grid="false"/>
      <style:text-properties fo:language="fi" fo:country="FI" officeooo:rsid="004ecc37" officeooo:paragraph-rsid="004ecc37"/>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text-properties officeooo:paragraph-rsid="003667c8"/>
    </style:style>
    <style:style style:name="P24" style:family="paragraph" style:parent-style-name="Table_20_Contents">
      <style:text-properties officeooo:rsid="004210e8" officeooo:paragraph-rsid="004210e8"/>
    </style:style>
    <style:style style:name="P25" style:family="paragraph" style:parent-style-name="Table_20_Contents">
      <style:text-properties officeooo:rsid="0041ed70" officeooo:paragraph-rsid="0041ed70"/>
    </style:style>
    <style:style style:name="P26" style:family="paragraph" style:parent-style-name="Table_20_Contents">
      <style:text-properties officeooo:rsid="003e407b" officeooo:paragraph-rsid="003e407b"/>
    </style:style>
    <style:style style:name="P27" style:family="paragraph" style:parent-style-name="Table_20_Contents">
      <style:text-properties officeooo:rsid="003667c8" officeooo:paragraph-rsid="003667c8"/>
    </style:style>
    <style:style style:name="P28" style:family="paragraph" style:parent-style-name="Table_20_Contents">
      <style:text-properties officeooo:rsid="003b4f4b" officeooo:paragraph-rsid="003b4f4b"/>
    </style:style>
    <style:style style:name="P29" style:family="paragraph" style:parent-style-name="Figure">
      <style:paragraph-properties fo:text-align="center" style:justify-single-word="false"/>
    </style:style>
    <style:style style:name="P30"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31"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32"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33" style:family="paragraph" style:parent-style-name="Text_20_body" style:list-style-name="L1"/>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5">
      <style:text-properties officeooo:paragraph-rsid="0049e29c"/>
    </style:style>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style style:name="P41" style:family="paragraph" style:parent-style-name="Heading_20_1">
      <style:paragraph-properties fo:break-before="page"/>
    </style:style>
    <style:style style:name="P42" style:family="paragraph" style:parent-style-name="Otsikko_20__28_numeroimaton_29_" style:master-page-name="First_20_Page">
      <style:paragraph-properties style:page-number="auto"/>
      <style:text-properties fo:language="fi" fo:country="FI"/>
    </style:style>
    <style:style style:name="P43" style:family="paragraph" style:parent-style-name="Sisennetty_20_teksti" style:list-style-name="L2"/>
    <style:style style:name="P44"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cm" fo:margin-bottom="0cm" fo:line-height="100%" fo:text-align="start" fo:text-indent="0cm"/>
    </style:style>
    <style:style style:name="P46"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20%" fo:text-align="start" fo:text-indent="0cm"/>
    </style:style>
    <style:style style:name="P48" style:family="paragraph">
      <style:paragraph-properties fo:margin-left="0cm" fo:margin-right="0cm" fo:margin-top="0cm" fo:margin-bottom="0cm" fo:line-height="12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50%"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indent="0cm"/>
    </style:style>
    <style:style style:name="P52"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50%" fo:text-indent="0cm"/>
    </style:style>
    <style:style style:name="P54"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officeooo:rsid="004ecc37"/>
    </style:style>
    <style:style style:name="T2" style:family="text">
      <style:text-properties fo:language="fi" fo:country="FI"/>
    </style:style>
    <style:style style:name="T3" style:family="text">
      <style:text-properties fo:font-weight="normal" style:font-weight-asian="normal" style:font-weight-complex="normal"/>
    </style:style>
    <style:style style:name="T4" style:family="text">
      <style:text-properties fo:font-weight="normal" officeooo:rsid="0046e4ab" style:font-weight-asian="normal" style:font-weight-complex="normal"/>
    </style:style>
    <style:style style:name="T5" style:family="text">
      <style:text-properties fo:font-weight="normal" officeooo:rsid="004866a6" style:font-weight-asian="normal" style:font-weight-complex="normal"/>
    </style:style>
    <style:style style:name="T6" style:family="text">
      <style:text-properties fo:font-weight="normal" officeooo:rsid="004ecc37"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17639b" style:font-weight-asian="bold" style:font-weight-complex="bold"/>
    </style:style>
    <style:style style:name="T9" style:family="text">
      <style:text-properties fo:font-weight="bold" officeooo:rsid="00455388" style:font-weight-asian="bold" style:font-weight-complex="bold"/>
    </style:style>
    <style:style style:name="T10" style:family="text">
      <style:text-properties fo:font-weight="bold" officeooo:rsid="0046e4ab" style:font-weight-asian="bold" style:font-weight-complex="bold"/>
    </style:style>
    <style:style style:name="T11" style:family="text">
      <style:text-properties fo:font-weight="bold" officeooo:rsid="004b0679" style:font-weight-asian="bold" style:font-weight-complex="bold"/>
    </style:style>
    <style:style style:name="T12" style:family="text">
      <style:text-properties fo:font-weight="bold" officeooo:rsid="004ea21c"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46e4ab" style:font-style-asian="italic" style:font-style-complex="italic"/>
    </style:style>
    <style:style style:name="T15" style:family="text">
      <style:text-properties fo:font-style="italic" officeooo:rsid="0049e29c" style:font-style-asian="italic" style:font-style-complex="italic"/>
    </style:style>
    <style:style style:name="T16" style:family="text">
      <style:text-properties officeooo:rsid="0017639b"/>
    </style:style>
    <style:style style:name="T17" style:family="text">
      <style:text-properties officeooo:rsid="001a3e66"/>
    </style:style>
    <style:style style:name="T18" style:family="text">
      <style:text-properties officeooo:rsid="001bd7c6"/>
    </style:style>
    <style:style style:name="T19" style:family="text">
      <style:text-properties officeooo:rsid="001d878a"/>
    </style:style>
    <style:style style:name="T20" style:family="text">
      <style:text-properties officeooo:rsid="001eeab7"/>
    </style:style>
    <style:style style:name="T21" style:family="text">
      <style:text-properties officeooo:rsid="0020bbc3"/>
    </style:style>
    <style:style style:name="T22" style:family="text">
      <style:text-properties officeooo:rsid="002250b7"/>
    </style:style>
    <style:style style:name="T23" style:family="text">
      <style:text-properties officeooo:rsid="002257b6"/>
    </style:style>
    <style:style style:name="T24" style:family="text">
      <style:text-properties officeooo:rsid="00232a98"/>
    </style:style>
    <style:style style:name="T25" style:family="text">
      <style:text-properties officeooo:rsid="0024bdad"/>
    </style:style>
    <style:style style:name="T26" style:family="text">
      <style:text-properties officeooo:rsid="00268c51"/>
    </style:style>
    <style:style style:name="T27" style:family="text">
      <style:text-properties officeooo:rsid="0027fb6a"/>
    </style:style>
    <style:style style:name="T28" style:family="text">
      <style:text-properties officeooo:rsid="0029bc7c"/>
    </style:style>
    <style:style style:name="T29" style:family="text">
      <style:text-properties officeooo:rsid="002a119f"/>
    </style:style>
    <style:style style:name="T30" style:family="text">
      <style:text-properties officeooo:rsid="002c0b5a"/>
    </style:style>
    <style:style style:name="T31" style:family="text">
      <style:text-properties officeooo:rsid="002dd8a0"/>
    </style:style>
    <style:style style:name="T32" style:family="text">
      <style:text-properties officeooo:rsid="002f8759"/>
    </style:style>
    <style:style style:name="T33" style:family="text">
      <style:text-properties officeooo:rsid="003379d0"/>
    </style:style>
    <style:style style:name="T34" style:family="text">
      <style:text-properties officeooo:rsid="00344f29"/>
    </style:style>
    <style:style style:name="T35" style:family="text">
      <style:text-properties officeooo:rsid="003667c8"/>
    </style:style>
    <style:style style:name="T36" style:family="text">
      <style:text-properties officeooo:rsid="0037ce92"/>
    </style:style>
    <style:style style:name="T37" style:family="text">
      <style:text-properties officeooo:rsid="0039c2e2"/>
    </style:style>
    <style:style style:name="T38" style:family="text">
      <style:text-properties officeooo:rsid="00455388"/>
    </style:style>
    <style:style style:name="T39" style:family="text">
      <style:text-properties officeooo:rsid="0046e4ab"/>
    </style:style>
    <style:style style:name="T40" style:family="text">
      <style:text-properties officeooo:rsid="0049e29c"/>
    </style:style>
    <style:style style:name="T41" style:family="text">
      <style:text-properties officeooo:rsid="004b0679"/>
    </style:style>
    <style:style style:name="T42" style:family="text">
      <style:text-properties officeooo:rsid="004ddaca"/>
    </style:style>
    <style:style style:name="T43" style:family="text">
      <style:text-properties officeooo:rsid="004ea21c"/>
    </style:style>
    <style:style style:name="T44" style:family="text">
      <style:text-properties officeooo:rsid="00500908"/>
    </style:style>
    <style:style style:name="T45" style:family="text">
      <style:text-properties officeooo:rsid="0050625a"/>
    </style:style>
    <style:style style:name="T46" style:family="text">
      <style:text-properties officeooo:rsid="0052114a"/>
    </style:style>
    <style:style style:name="T47" style:family="text">
      <style:text-properties officeooo:rsid="005395f6"/>
    </style:style>
    <style:style style:name="T48" style:family="text">
      <style:text-properties officeooo:rsid="00548393"/>
    </style:style>
    <style:style style:name="T49" style:family="text">
      <style:text-properties fo:color="#000000" style:text-outline="false" style:text-line-through-style="none" style:font-name="Calibri" fo:font-size="12pt" fo:font-style="normal" fo:text-shadow="none" style:text-underline-style="none" fo:font-weight="normal" style:letter-kerning="true" style:font-name-asian="Calibri" style:font-size-asian="12pt" style:font-style-asian="normal" style:font-weight-asian="normal" style:font-name-complex="Calibri" style:font-size-complex="12pt" style:font-style-complex="normal" style:font-weight-complex="normal" style:text-emphasize="none" style:font-relief="none" style:text-overline-style="none" style:text-overline-color="font-color"/>
    </style:style>
    <style:style style:name="T50"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51"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fo:margin-top="0cm" fo:margin-bottom="0.499cm"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3.6cm" fo:text-indent="-0.801cm" fo:margin-left="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cfe7f5" draw:textarea-horizontal-align="justify" fo:padding-top="0.129cm" fo:padding-bottom="0.129cm" fo:padding-left="0.254cm" fo:padding-right="0.254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282cm" fo:padding-top="0.141cm" fo:padding-bottom="0.141cm" fo:padding-left="0.141cm" fo:padding-right="0.141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fo:min-height="0.676cm" fo:padding-top="0.141cm" fo:padding-bottom="0.141cm" fo:padding-left="0.141cm" fo:padding-right="0.141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676cm" fo:padding-top="0.141cm" fo:padding-bottom="0.141cm" fo:padding-left="0.141cm" fo:padding-right="0.141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674cm" fo:padding-top="0.141cm" fo:padding-bottom="0.141cm" fo:padding-left="0.141cm" fo:padding-right="0.141cm" draw:shadow="hidden" draw:shadow-offset-x="0.199cm" draw:shadow-offset-y="0.199cm" draw:shadow-color="#808080" style:run-through="foreground"/>
    </style:style>
    <style:style style:name="gr9" style:family="graphic">
      <style:graphic-properties draw:stroke="dash" draw:stroke-dash="Line_20_with_20_Fine_20_Dots" svg:stroke-width="0.079cm" svg:stroke-color="#ff00ff" draw:marker-start="" draw:marker-start-width="0.319cm" draw:marker-start-center="false" draw:marker-end="" draw:marker-end-width="0.319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0" style:family="graphic">
      <style:graphic-properties draw:stroke="solid" svg:stroke-width="0.049cm" svg:stroke-color="#000000" draw:marker-start="" draw:marker-start-width="0.275cm" draw:marker-start-center="false" draw:marker-end="Arrow" draw:marker-end-width="0.376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1" style:family="graphic">
      <style:graphic-properties draw:stroke="solid" svg:stroke-width="0.049cm" svg:stroke-color="#000000" draw:marker-start="" draw:marker-start-width="0.275cm" draw:marker-start-center="false" draw:marker-end="Arrowheads_20_3" draw:marker-end-width="0.376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2" style:family="graphic">
      <style:graphic-properties draw:stroke="solid" svg:stroke-width="0.019cm" svg:stroke-color="#000000" draw:marker-start="" draw:marker-start-width="0.229cm" draw:marker-start-center="false" draw:marker-end="" draw:marker-end-width="0.229cm" draw:marker-end-center="false" draw:fill="solid" draw:fill-color="#3deb3d"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3" style:family="graphic">
      <style:graphic-properties draw:stroke="solid" svg:stroke-width="0.019cm" svg:stroke-color="#000000" draw:marker-start="" draw:marker-start-width="0.229cm" draw:marker-start-center="false" draw:marker-end="" draw:marker-end-width="0.229cm" draw:marker-end-center="false" draw:fill="solid" draw:fill-color="#e6ff00"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4" style:family="graphic">
      <style:graphic-properties draw:stroke="solid" svg:stroke-width="0.019cm" svg:stroke-color="#000000" draw:marker-start="" draw:marker-start-width="0.229cm" draw:marker-start-center="false" draw:marker-end="" draw:marker-end-width="0.229cm" draw:marker-end-center="false" draw:fill="solid" draw:fill-color="#ff3333"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5" style:family="graphic">
      <style:graphic-properties draw:stroke="dash" draw:stroke-dash="Line_20_with_20_Fine_20_Dots" svg:stroke-width="0.079cm" svg:stroke-color="#999999" draw:marker-start="" draw:marker-start-width="0.319cm" draw:marker-start-center="false" draw:marker-end="" draw:marker-end-width="0.319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9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2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2" style:family="graphic">
      <style:graphic-properties draw:stroke="solid" svg:stroke-width="0.019cm" svg:stroke-color="#008000" draw:marker-start="" draw:marker-start-width="0.229cm" draw:marker-start-center="false" draw:marker-end="" draw:marker-end-width="0.229cm" draw:marker-end-center="false" draw:fill="solid" draw:fill-color="#00ff00" draw:textarea-horizontal-align="justify" draw:textarea-vertical-align="middle" draw:auto-grow-height="false" fo:padding-top="0.136cm" fo:padding-bottom="0.136cm" fo:padding-left="0.259cm" fo:padding-right="0.259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401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list xml:id="list35510308" text:style-name="WW8StyleNum">
        <text:list-header>
          <text:p text:style-name="P42"/>
        </text:list-header>
      </text:list>
      <text:p text:style-name="P2"/>
      <text:p text:style-name="P2"/>
      <text:p text:style-name="P2"/>
      <text:p text:style-name="P2"/>
      <text:p text:style-name="P2"/>
      <text:p text:style-name="P2"/>
      <text:list xml:id="list35498423" text:continue-numbering="true" text:style-name="WW8StyleNum">
        <text:list-header>
          <text:p text:style-name="Kansiots1"/>
          <text:p text:style-name="Kansiots1">Function Specification</text:p>
          <text:p text:style-name="Kansiotsikko">Dependency Analysis Tool</text:p>
          <text:p text:style-name="Kansiotsikko">for Kactus2</text:p>
          <text:p text:style-name="Kansiots2">Version 0.<text:span text:style-name="T1">7</text:span></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2">TUT</text:p>
          </table:table-cell>
          <table:table-cell table:style-name="Taulukko1.A1" office:value-type="string">
            <text:p text:style-name="P12">Department of Computer Systems</text:p>
          </table:table-cell>
          <table:table-cell table:style-name="Taulukko1.C1" office:value-type="string">
            <text:p text:style-name="P12">TKT-2527 Project Work</text:p>
          </table:table-cell>
        </table:table-row>
        <table:table-row>
          <table:table-cell table:style-name="Taulukko1.A2" table:number-columns-spanned="3" office:value-type="string">
            <text:p text:style-name="P12">Author: Tommi Korhonen</text:p>
          </table:table-cell>
          <table:covered-table-cell/>
          <table:covered-table-cell/>
        </table:table-row>
        <table:table-row>
          <table:table-cell table:style-name="Taulukko1.A3" table:number-columns-spanned="3" office:value-type="string">
            <text:p text:style-name="P12">Joni-Matti Määttä, joni-matti.maatta@tut.fi</text:p>
          </table:table-cell>
          <table:covered-table-cell/>
          <table:covered-table-cell/>
        </table:table-row>
        <table:table-row>
          <table:table-cell table:style-name="Taulukko1.A4" table:number-columns-spanned="3" office:value-type="string">
            <text:p text:style-name="P12">Mikko Honkonen, mikko.honkonen@tut.fi</text:p>
          </table:table-cell>
          <table:covered-table-cell/>
          <table:covered-table-cell/>
        </table:table-row>
        <table:table-row>
          <table:table-cell table:style-name="Taulukko1.A4" table:number-columns-spanned="3" office:value-type="string">
            <text:p text:style-name="P12">Tommi Korhonen, tommi.korhonen@tut.fi</text:p>
          </table:table-cell>
          <table:covered-table-cell/>
          <table:covered-table-cell/>
        </table:table-row>
        <table:table-row>
          <table:table-cell table:style-name="Taulukko1.A6" table:number-columns-spanned="3" office:value-type="string">
            <text:p text:style-name="P12"/>
          </table:table-cell>
          <table:covered-table-cell/>
          <table:covered-table-cell/>
        </table:table-row>
        <table:table-row>
          <table:table-cell table:style-name="Taulukko1.A7" table:number-columns-spanned="2" office:value-type="string">
            <text:p text:style-name="P12">Document State: Work-in-progress</text:p>
          </table:table-cell>
          <table:covered-table-cell/>
          <table:table-cell table:style-name="Taulukko1.A2" office:value-type="string">
            <text:p text:style-name="P13"><text:span text:style-name="T2">Modified: </text:span><text:span text:style-name="T2"><text:modification-date style:data-style-name="N84">2012-12-17</text:modification-date></text:span></text:p>
          </table:table-cell>
        </table:table-row>
      </table:table>
      <text:list xml:id="list35492628"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9">Version</text:p>
          </table:table-cell>
          <table:table-cell table:style-name="Table5.A1" office:value-type="string">
            <text:p text:style-name="P14">Date</text:p>
          </table:table-cell>
          <table:table-cell table:style-name="Table5.A1" office:value-type="string">
            <text:p text:style-name="P14">Author(s)</text:p>
          </table:table-cell>
          <table:table-cell table:style-name="Table5.A1" office:value-type="string">
            <text:p text:style-name="P14">Summary of Changes</text:p>
          </table:table-cell>
        </table:table-row>
        <table:table-row table:style-name="Table5.1">
          <table:table-cell table:style-name="Table5.A2" office:value-type="string">
            <text:p text:style-name="P19">0.1</text:p>
          </table:table-cell>
          <table:table-cell table:style-name="Table5.B2" office:value-type="date" office:date-value="2012-10-14">
            <text:p text:style-name="P14">2012-10-14</text:p>
          </table:table-cell>
          <table:table-cell table:style-name="Table5.A2" office:value-type="string">
            <text:p text:style-name="P14">J.-M. Määttä</text:p>
          </table:table-cell>
          <table:table-cell table:style-name="Table5.A2" office:value-type="string">
            <text:p text:style-name="P15">Initial document template.</text:p>
          </table:table-cell>
        </table:table-row>
        <table:table-row table:style-name="Table5.1">
          <table:table-cell table:style-name="Table5.A2" office:value-type="string">
            <text:p text:style-name="P19">0.15</text:p>
          </table:table-cell>
          <table:table-cell table:style-name="Table5.B2" office:value-type="date" office:date-value="2012-11-21">
            <text:p text:style-name="P14">2012-11-21</text:p>
          </table:table-cell>
          <table:table-cell table:style-name="Table5.A2" office:value-type="string">
            <text:p text:style-name="P15">T. Korhonen</text:p>
          </table:table-cell>
          <table:table-cell table:style-name="Table5.A2" office:value-type="string">
            <text:p text:style-name="P14">Added content to introduction.</text:p>
          </table:table-cell>
        </table:table-row>
        <table:table-row table:style-name="Table5.1">
          <table:table-cell table:style-name="Table5.A2" office:value-type="string">
            <text:p text:style-name="P19">0.20</text:p>
          </table:table-cell>
          <table:table-cell table:style-name="Table5.A2" office:value-type="string">
            <text:p text:style-name="P14">2012-11-12</text:p>
          </table:table-cell>
          <table:table-cell table:style-name="Table5.A2" office:value-type="string">
            <text:p text:style-name="P14">M. Honkonen</text:p>
          </table:table-cell>
          <table:table-cell table:style-name="Table5.A2" office:value-type="string">
            <text:p text:style-name="P14">Added content to Chapter 2.</text:p>
          </table:table-cell>
        </table:table-row>
        <table:table-row table:style-name="Table5.1">
          <table:table-cell table:style-name="Table5.A2" office:value-type="string">
            <text:p text:style-name="P19">0.25</text:p>
          </table:table-cell>
          <table:table-cell table:style-name="Table5.B2" office:value-type="date" office:date-value="2012-11-27">
            <text:p text:style-name="P14">2012-11-27</text:p>
          </table:table-cell>
          <table:table-cell table:style-name="Table5.A2" office:value-type="string">
            <text:p text:style-name="P14">J.-M. Määttä</text:p>
          </table:table-cell>
          <table:table-cell table:style-name="Table5.A2" office:value-type="string">
            <text:p text:style-name="P14">Added content to Chapter 7.</text:p>
          </table:table-cell>
        </table:table-row>
        <table:table-row table:style-name="Table5.1">
          <table:table-cell table:style-name="Table5.A2" office:value-type="string">
            <text:p text:style-name="P19">0.30</text:p>
          </table:table-cell>
          <table:table-cell table:style-name="Table5.A2" office:value-type="string">
            <text:p text:style-name="P14">2012-11-28</text:p>
          </table:table-cell>
          <table:table-cell table:style-name="Table5.A2" office:value-type="string">
            <text:p text:style-name="P14">M. Honkonen</text:p>
          </table:table-cell>
          <table:table-cell table:style-name="Table5.A2" office:value-type="string">
            <text:p text:style-name="P14">Added content to Chapter 6.</text:p>
          </table:table-cell>
        </table:table-row>
        <table:table-row table:style-name="Table5.1">
          <table:table-cell table:style-name="Table5.A2" office:value-type="string">
            <text:p text:style-name="P19">0.35</text:p>
          </table:table-cell>
          <table:table-cell table:style-name="Table5.A2" office:value-type="string">
            <text:p text:style-name="P14">2012-12-04</text:p>
          </table:table-cell>
          <table:table-cell table:style-name="Table5.A2" office:value-type="string">
            <text:p text:style-name="P15">M. Honkonen</text:p>
          </table:table-cell>
          <table:table-cell table:style-name="Table5.A2" office:value-type="string">
            <text:p text:style-name="P14">Features added.</text:p>
          </table:table-cell>
        </table:table-row>
        <table:table-row table:style-name="Table5.1">
          <table:table-cell table:style-name="Table5.A2" office:value-type="string">
            <text:p text:style-name="P19">0.40</text:p>
          </table:table-cell>
          <table:table-cell table:style-name="Table5.B2" office:value-type="date" office:date-value="2012-12-05">
            <text:p text:style-name="P14">2012-12-05</text:p>
          </table:table-cell>
          <table:table-cell table:style-name="Table5.A2" office:value-type="string">
            <text:p text:style-name="P14">T. Korhonen</text:p>
          </table:table-cell>
          <table:table-cell table:style-name="Table5.A2" office:value-type="string">
            <text:p text:style-name="P14">Added content to Chapter 5 and 4.</text:p>
          </table:table-cell>
        </table:table-row>
        <table:table-row table:style-name="Table5.1">
          <table:table-cell table:style-name="Table5.A2" office:value-type="string">
            <text:p text:style-name="P19">0.45</text:p>
          </table:table-cell>
          <table:table-cell table:style-name="Table5.B2" office:value-type="date" office:date-value="2012-12-10">
            <text:p text:style-name="P14">2012-12-10</text:p>
          </table:table-cell>
          <table:table-cell table:style-name="Table5.A2" office:value-type="string">
            <text:p text:style-name="P15">J.-M. Määttä</text:p>
          </table:table-cell>
          <table:table-cell table:style-name="Table5.A2" office:value-type="string">
            <text:p text:style-name="P14">Described features to Chapter 4 and added content to Chapter 3.</text:p>
          </table:table-cell>
        </table:table-row>
        <table:table-row table:style-name="Table5.1">
          <table:table-cell table:style-name="Table5.A2" office:value-type="string">
            <text:p text:style-name="P19">0.50</text:p>
          </table:table-cell>
          <table:table-cell table:style-name="Table5.A2" office:value-type="string">
            <text:p text:style-name="P14">2012-12-11</text:p>
          </table:table-cell>
          <table:table-cell table:style-name="Table5.A2" office:value-type="string">
            <text:p text:style-name="P14">M. Honkonen</text:p>
          </table:table-cell>
          <table:table-cell table:style-name="Table5.A2" office:value-type="string">
            <text:p text:style-name="P14">Features in Chapter 4 + more content in Chapters 2 and 6.</text:p>
          </table:table-cell>
        </table:table-row>
        <table:table-row table:style-name="Table5.1">
          <table:table-cell table:style-name="Table5.A2" office:value-type="string">
            <text:p text:style-name="P19">0.55</text:p>
          </table:table-cell>
          <table:table-cell table:style-name="Table5.B2" office:value-type="date" office:date-value="2012-12-12">
            <text:p text:style-name="P14">2012-12-12</text:p>
          </table:table-cell>
          <table:table-cell table:style-name="Table5.A2" office:value-type="string">
            <text:p text:style-name="P15">T. Korhonen</text:p>
          </table:table-cell>
          <table:table-cell table:style-name="Table5.A2" office:value-type="string">
            <text:p text:style-name="P14">Added content to Chapter 5 and 4.</text:p>
          </table:table-cell>
        </table:table-row>
        <table:table-row table:style-name="Table5.1">
          <table:table-cell table:style-name="Table5.A2" office:value-type="string">
            <text:p text:style-name="P19">0.60</text:p>
          </table:table-cell>
          <table:table-cell table:style-name="Table5.B2" office:value-type="date" office:date-value="2012-12-14">
            <text:p text:style-name="P14">2012-12-14</text:p>
          </table:table-cell>
          <table:table-cell table:style-name="Table5.A2" office:value-type="string">
            <text:p text:style-name="P14">T. Korhonen</text:p>
          </table:table-cell>
          <table:table-cell table:style-name="Table5.A2" office:value-type="string">
            <text:p text:style-name="P14">Added content to Chapter 4.</text:p>
          </table:table-cell>
        </table:table-row>
        <table:table-row table:style-name="Table5.1">
          <table:table-cell table:style-name="Table5.A2" office:value-type="string">
            <text:p text:style-name="P20">0.65</text:p>
          </table:table-cell>
          <table:table-cell table:style-name="Table5.A2" office:value-type="string">
            <text:p text:style-name="P16">2012-12-16</text:p>
          </table:table-cell>
          <table:table-cell table:style-name="Table5.A2" office:value-type="string">
            <text:p text:style-name="P16">M. Honkonen</text:p>
          </table:table-cell>
          <table:table-cell table:style-name="Table5.A2" office:value-type="string">
            <text:p text:style-name="P16">Added features in Chapter 4, added rejected and further development ideas (Chapters 8 and 9).</text:p>
          </table:table-cell>
        </table:table-row>
        <table:table-row table:style-name="Table5.1">
          <table:table-cell table:style-name="Table5.A2" office:value-type="string">
            <text:p text:style-name="P21">0.7</text:p>
          </table:table-cell>
          <table:table-cell table:style-name="Table5.A2" office:value-type="string">
            <text:p text:style-name="P18">2012-12-17</text:p>
          </table:table-cell>
          <table:table-cell table:style-name="Table5.A2" office:value-type="string">
            <text:p text:style-name="P18">J.-M. Määttä</text:p>
          </table:table-cell>
          <table:table-cell table:style-name="Table5.A2" office:value-type="string">
            <text:p text:style-name="P17">Described more about the user interface to Chapter 4. <text:span text:style-name="T48">Added conceptual data content to Chapter 3.</text:span></text:p>
          </table:table-cell>
        </table:table-row>
        <table:table-row table:style-name="Table5.1">
          <table:table-cell table:style-name="Table5.A2" office:value-type="string">
            <text:p text:style-name="P19"/>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row>
        <table:table-row table:style-name="Table5.1">
          <table:table-cell table:style-name="Table5.A2" office:value-type="string">
            <text:p text:style-name="P19"/>
          </table:table-cell>
          <table:table-cell table:style-name="Table5.A2" office:value-type="string">
            <text:p text:style-name="P14"/>
          </table:table-cell>
          <table:table-cell table:style-name="Table5.A2" office:value-type="string">
            <text:p text:style-name="P14"/>
          </table:table-cell>
          <table:table-cell table:style-name="Table5.A2" office:value-type="string">
            <text:p text:style-name="P14"/>
          </table:table-cell>
        </table:table-row>
      </table:table>
      <text:list xml:id="list35495892"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30">1. <text:s text:c="2"/>Introduction<text:tab/>5</text:p>
          <text:p text:style-name="P31">1.1 <text:s text:c="2"/>Overview<text:tab/>5</text:p>
          <text:p text:style-name="P31">1.2 <text:s text:c="2"/>Purpose and Scope<text:tab/>5</text:p>
          <text:p text:style-name="P31">1.3 <text:s text:c="2"/>Product and Environment<text:tab/>5</text:p>
          <text:p text:style-name="P31">1.4 <text:s text:c="2"/>Definitions, Acronyms and Abbreviations<text:tab/>5</text:p>
          <text:p text:style-name="P31">1.5 <text:s text:c="2"/>References<text:tab/>6</text:p>
          <text:p text:style-name="P31">1.6 <text:s text:c="2"/>Structure of the Document<text:tab/>6</text:p>
          <text:p text:style-name="P30">2. <text:s text:c="2"/>General Description<text:tab/>7</text:p>
          <text:p text:style-name="P31">2.1 <text:s text:c="2"/>Product Perspective<text:tab/>7</text:p>
          <text:p text:style-name="P32">2.1.1 <text:s text:c="2"/>Existing System<text:tab/>7</text:p>
          <text:p text:style-name="P32">2.1.2 <text:s text:c="2"/>Proposed System<text:tab/>7</text:p>
          <text:p text:style-name="P31">2.2 <text:s text:c="2"/>Product Functions<text:tab/>7</text:p>
          <text:p text:style-name="P31">2.3 <text:s text:c="2"/>User Characteristics<text:tab/>8</text:p>
          <text:p text:style-name="P31">2.4 <text:s text:c="2"/>General Constraints<text:tab/>8</text:p>
          <text:p text:style-name="P31">2.5 <text:s text:c="2"/>Assumptions and Dependencies<text:tab/>8</text:p>
          <text:p text:style-name="P30">3. <text:s text:c="2"/>Data and Databases<text:tab/>9</text:p>
          <text:p text:style-name="P31">3.1 <text:s text:c="2"/>Contents of Information<text:tab/>9</text:p>
          <text:p text:style-name="P31">3.2 <text:s text:c="2"/>Intensity of Use<text:tab/>9</text:p>
          <text:p text:style-name="P31">3.3 <text:s text:c="2"/>Capacity<text:tab/>9</text:p>
          <text:p text:style-name="P31">3.4 <text:s text:c="2"/>Files and Configuration Files<text:tab/>9</text:p>
          <text:p text:style-name="P30">4. <text:s text:c="2"/>User Interface and Features<text:tab/>10</text:p>
          <text:p text:style-name="P31">4.1 <text:s text:c="2"/>User Interface Overview<text:tab/>10</text:p>
          <text:p text:style-name="P31">4.2 <text:s text:c="2"/>Features<text:tab/>12</text:p>
          <text:p text:style-name="P32">4.2.1 <text:s text:c="2"/>Choosing Source Directories<text:tab/>12</text:p>
          <text:p text:style-name="P32">4.2.2 <text:s text:c="2"/>Running Dependency Analysis<text:tab/>12</text:p>
          <text:p text:style-name="P32">4.2.3 <text:s text:c="2"/>Manual Dependencies<text:tab/>13</text:p>
          <text:p text:style-name="P32">4.2.4 <text:s text:c="2"/>Editing Existing Dependencies<text:tab/>13</text:p>
          <text:p text:style-name="P32">4.2.5 <text:s text:c="2"/>Toolstrip<text:tab/>14</text:p>
          <text:p text:style-name="P32">4.2.6 <text:s text:c="2"/>External Dependencies<text:tab/>15</text:p>
          <text:p text:style-name="P32">4.2.7 <text:s text:c="2"/>Settings<text:tab/>16</text:p>
          <text:p text:style-name="P30">5. <text:s text:c="2"/>Interfaces<text:tab/>17</text:p>
          <text:p text:style-name="P31">5.1 <text:s text:c="2"/>Hardware Interfaces<text:tab/>17</text:p>
          <text:p text:style-name="P31"><text:soft-page-break/>5.2 <text:s text:c="2"/>Software Interfaces<text:tab/>17</text:p>
          <text:p text:style-name="P31">5.3 <text:s text:c="2"/>Communications Interfaces<text:tab/>17</text:p>
          <text:p text:style-name="P30">6. <text:s text:c="2"/>Other Requirements<text:tab/>18</text:p>
          <text:p text:style-name="P31">6.1 <text:s text:c="2"/>Performance and Response Times<text:tab/>18</text:p>
          <text:p text:style-name="P31">6.2 <text:s text:c="2"/>Security, Recovery and Usability<text:tab/>18</text:p>
          <text:p text:style-name="P31">6.3 <text:s text:c="2"/>Maintainability<text:tab/>18</text:p>
          <text:p text:style-name="P31">6.4 <text:s text:c="2"/>Transferability and Portability<text:tab/>19</text:p>
          <text:p text:style-name="P31">6.5 <text:s text:c="2"/>Operator's Task Requirements<text:tab/>19</text:p>
          <text:p text:style-name="P30">7. <text:s text:c="2"/>Design Constraints<text:tab/>20</text:p>
          <text:p text:style-name="P31">7.1 <text:s text:c="2"/>Standards<text:tab/>20</text:p>
          <text:p text:style-name="P31">7.2 <text:s text:c="2"/>Hardware Constraints<text:tab/>20</text:p>
          <text:p text:style-name="P31">7.3 <text:s text:c="2"/>Software Constraints<text:tab/>20</text:p>
          <text:p text:style-name="P31">7.4 <text:s text:c="2"/>Other Constraints<text:tab/>20</text:p>
          <text:p text:style-name="P30">8. <text:s text:c="2"/>Rejected Ideas<text:tab/>21</text:p>
          <text:p text:style-name="P30">9. <text:s text:c="2"/>Ideas for Further Development<text:tab/>22</text:p>
        </text:index-body>
      </text:table-of-content>
      <text:p text:style-name="P3"/>
      <text:p text:style-name="P2"/>
      <text:p text:style-name="Text_20_body"><text:tab/></text:p>
      <text:h text:style-name="P41" text:outline-level="1" text:restart-numbering="true" text:start-value="1"><text:bookmark-start text:name="__RefNumPara__2239_1237134914"/><text:s/><text:tab/>Introduction<text:bookmark-end text:name="__RefNumPara__2239_1237134914"/></text:h>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p text:style-name="Text_20_body">This document provides functional specification for Dependency analysis tool for Kactus2 project. Document's purpose is to act as a guide for system development and design, including:</text:p>
      <text:list xml:id="list35509081" text:style-name="L1">
        <text:list-item>
          <text:p text:style-name="P33">Database structure</text:p>
        </text:list-item>
        <text:list-item>
          <text:p text:style-name="P33">User interface</text:p>
        </text:list-item>
        <text:list-item>
          <text:p text:style-name="P33">Features</text:p>
        </text:list-item>
        <text:list-item>
          <text:p text:style-name="P33">Interfaces</text:p>
        </text:list-item>
      </text:list>
      <text:p text:style-name="Text_20_body">Document tells the behaviour of the system and provides necessary information for creating the technical specification. This document doesn't define project timeline, phasing or deliverables. It also doesn't describe the system architecture in detail. </text:p>
      <text:p text:style-name="Text_20_body">The document also provides information to the client, and the client's acceptance for the document is required. </text:p>
      <text:h text:style-name="Heading_20_2" text:outline-level="2"><text:s/><text:tab/>Product and Environment</text:h>
      <text:h text:style-name="Heading_20_2" text:outline-level="2"><text:s/><text:tab/>Definitions, Acronyms and Abbreviations</text:h>
      <table:table table:name="Table1" table:style-name="Table1">
        <table:table-column table:style-name="Table1.A"/>
        <table:table-column table:style-name="Table1.B"/>
        <table:table-row>
          <table:table-cell table:style-name="Table1.A1" office:value-type="string">
            <text:p text:style-name="Table_20_Contents">IP-XACT</text:p>
          </table:table-cell>
          <table:table-cell table:style-name="Table1.B1" office:value-type="string">
            <text:p text:style-name="Table_20_Contents">XML format that defines and describes electronic components and their designs.</text:p>
          </table:table-cell>
        </table:table-row>
        <table:table-row>
          <table:table-cell table:style-name="Table1.A2" office:value-type="string">
            <text:p text:style-name="Table_20_Contents">Kactus2</text:p>
          </table:table-cell>
          <table:table-cell table:style-name="Table1.B2" office:value-type="string">
            <text:p text:style-name="Table_20_Contents">Open source IP-XACT design environment.</text:p>
          </table:table-cell>
        </table:table-row>
        <text:soft-page-break/>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ext_20_body"/>
      <text:h text:style-name="Heading_20_2" text:outline-level="2"><text:s/><text:tab/>References</text:h>
      <text:list xml:id="list35500475" text:style-name="L2">
        <text:list-item>
          <text:p text:style-name="P43"><text:bookmark-start text:name="__RefNumPara__2190_938223037"/>IEEE 1685: IP-XACT, Standard for packaging, integrating, and reusing IP within flow tools. USA 2009. Available at: http://standards.ieee.org/getieee/1685/download/1685-2009.pdf<text:bookmark-end text:name="__RefNumPara__2190_938223037"/></text:p>
        </text:list-item>
      </text:list>
      <text:h text:style-name="Heading_20_2" text:outline-level="2"><text:s/><text:tab/>Structure of the Document</text:h>
      <text:p text:style-name="Text_20_body">This document is divided into ten chapters:</text:p>
      <text:list xml:id="list35505510" text:style-name="L3">
        <text:list-item>
          <text:p text:style-name="P34">Introduction. This chapter, acts as an introduction to the document.</text:p>
        </text:list-item>
        <text:list-item>
          <text:p text:style-name="P34">General description.</text:p>
        </text:list-item>
        <text:list-item>
          <text:p text:style-name="P34">Data and Databases. Describes the used data formats and databases.</text:p>
        </text:list-item>
        <text:list-item>
          <text:p text:style-name="P34">User interface and features. Describes the user interface and features.</text:p>
        </text:list-item>
        <text:list-item>
          <text:p text:style-name="P34">Interfaces.</text:p>
        </text:list-item>
        <text:list-item>
          <text:p text:style-name="P34">Other requirements.</text:p>
        </text:list-item>
        <text:list-item>
          <text:p text:style-name="P34">Design constraints.</text:p>
        </text:list-item>
        <text:list-item>
          <text:p text:style-name="P34">Rejected ideas.</text:p>
        </text:list-item>
        <text:list-item>
          <text:p text:style-name="P34">Ideas for further development.</text:p>
        </text:list-item>
        <text:list-item>
          <text:p text:style-name="P34">Open issues</text:p>
        </text:list-item>
      </text:list>
      <text:p text:style-name="Text_20_body">Contents of this document may change as the project proceeds. Project members will add details and edit existing information as the database structure, interfaces and features evolve during the project timeline.</text:p>
      <text:h text:style-name="Heading_20_1" text:outline-level="1"><text:s/><text:tab/>General Description</text:h>
      <text:p text:style-name="Sisennetty_20_teksti"/>
      <text:h text:style-name="Heading_20_2" text:outline-level="2"><text:s/><text:tab/>Product Perspective</text:h>
      <text:p text:style-name="Text_20_body">This section describes the previously existing system and the new proposed system, to clarify the need for the proposed system.</text:p>
      <text:h text:style-name="Heading_20_3" text:outline-level="3"><text:s/><text:tab/>Existing System</text:h>
      <text:p text:style-name="Text_20_body">Kactus2 is a software toolset for embedded system product design. As a metadata based design tool, it makes product management easier and provides standardized packaging for content for easy reuse. </text:p>
      <text:h text:style-name="Heading_20_3" text:outline-level="3"><text:s/><text:tab/>Proposed System</text:h>
      <text:p text:style-name="Text_20_body">As project size increases, it becomes increasingly more difficult to track the dependencies between various files in the project. A change in one file might require changes in dozens of other files, but the user often has no specific information about which files depend on this file.</text:p>
      <text:p text:style-name="Text_20_body">The aim with the Kactus2 Dependency Analysis Tool is to automatize file dependency tracking. This is be done by scanning supported file types (such as C/C++ source code or VHDL) and analyzing the language specific dependency reporting methods. After the dependency tree is built, the system keeps track of file changes in project files, notifying the user when changes made in one file might require actions in other files depending on it. The tool also provides the user the ability to specify dependencies manually, for example between a source code file and documentation file.</text:p>
      <text:h text:style-name="Heading_20_2" text:outline-level="2"><text:s/><text:tab/>Product Functions</text:h>
      <text:p text:style-name="Text_20_body">The tool offers following primary functions:</text:p>
      <text:list xml:id="list35486241" text:style-name="L4">
        <text:list-item>
          <text:p text:style-name="P35">Adding and removing source directories.</text:p>
        </text:list-item>
        <text:list-item>
          <text:p text:style-name="P35">Running the dependency analysis.</text:p>
        </text:list-item>
        <text:list-item>
          <text:p text:style-name="P35">Adding, removing and editing manual dependencies.</text:p>
        </text:list-item>
        <text:list-item>
          <text:p text:style-name="P35">Viewing the dependency graph with various different filter settings.</text:p>
        </text:list-item>
        <text:list-item>
          <text:p text:style-name="P35">Specifying external dependencies.</text:p>
        </text:list-item>
      </text:list>
      <text:h text:style-name="Heading_20_2" text:outline-level="2"><text:soft-page-break/><text:s/><text:tab/>User Characteristics</text:h>
      <text:p text:style-name="Text_20_body">The main user base of the software consists of the current users of the Kactus2 toolset: embedded systems designers in companies of varying sizes and academic departments. As the purpose of the new features is easing the management of changes in projects of increasing size, the tool will have more value for larger companies.</text:p>
      <text:p text:style-name="Text_20_body">Kactus2 software itself is a single user application, however project files it uses are often shared among multiple users.</text:p>
      <text:h text:style-name="Heading_20_2" text:outline-level="2"><text:s/><text:tab/>General Constraints</text:h>
      <text:p text:style-name="Text_20_body">The major design constraint of the tool is its integration into Kactus2. This limits the tool implementation to C++ and Qt, and also places some restrictions on the UI implementation. The tool should feel like an integral part of the Kactus2 toolset.</text:p>
      <text:h text:style-name="Heading_20_2" text:outline-level="2"><text:s/><text:tab/>Assumptions and Dependencies</text:h>
      <text:p text:style-name="Text_20_body">The Kactus2 software requires either Windows or Linux system with Qt library available. The tool should not add any additional dependencies beyond that to maintain the software's compatibility.</text:p>
      <text:p text:style-name="Sisennetty_20_teksti"/>
      <text:p text:style-name="Sisennetty_20_teksti"/>
      <text:p text:style-name="Standard"/>
      <text:h text:style-name="Heading_20_1" text:outline-level="1"><text:s/><text:tab/>Data and Databases</text:h>
      <text:p text:style-name="Sisennetty_20_teksti">TODO Joni-Matti</text:p>
      <text:h text:style-name="Heading_20_2" text:outline-level="2"><text:s/><text:tab/>Contents of Information</text:h>
      <text:p text:style-name="P10">Figure <text:sequence-ref text:reference-format="value" text:ref-name="refFigure0">3.1</text:sequence-ref> illustrates the <text:span text:style-name="T47">conceptual </text:span>data content of the dependency analysis tool. <text:span text:style-name="T47">The main concept is the file dependency which contains information about what kind of dependency it is and between which files it has been made. Dependency graph encapsulates the collection of file dependencies and offers filtering capability for display purposes.</text:span></text:p>
      <text:p text:style-name="Text_20_body"><draw:frame draw:style-name="fr1" draw:name="Frame3" text:anchor-type="paragraph" svg:x="2.87cm" svg:y="0cm" svg:width="11.243cm" draw:z-index="6"><draw:text-box fo:min-height="12.905cm"><text:p text:style-name="P29"><draw:frame draw:style-name="fr4" draw:name="graphics2" text:anchor-type="paragraph" svg:x="0.004cm" svg:y="-0.236cm" svg:width="11.243cm" style:rel-width="100%" svg:height="12.905cm" style:rel-height="scale" draw:z-index="7"><draw:image xlink:href="Pictures/2000007C00003BA00000447059B4F7DA.wmf" xlink:type="simple" xlink:show="embed" xlink:actuate="onLoad"/></draw:frame><text:span text:style-name="T7">Figure </text:span><text:span text:style-name="T7"><text:sequence text:ref-name="refFigure0" text:name="Figure" text:formula="ooow:Figure+1" style:num-format="1">3.1</text:sequence></text:span><text:span text:style-name="T7">:</text:span> Conceptual data content.</text:p></draw:text-box></draw:frame></text:p>
      <text:h text:style-name="Heading_20_2" text:outline-level="2"><text:s/><text:tab/>Intensity of Use</text:h>
      <text:p text:style-name="Text_20_body">Since Kactus2 is a single-user environment by not offering any built-in multi-user features, there may be only one user for a single instance of the program. Thus, the dependency analysis tool has only one user at a <text:soft-page-break/>time. Since dependency and files management is a central part of the work flow when packaging components, it can be estimated that the dependency analysis tool is used every 15 minutes on average.</text:p>
      <text:h text:style-name="Heading_20_2" text:outline-level="2"><text:s/><text:tab/>Capacity</text:h>
      <text:p text:style-name="Text_20_body">The tool must not restrict the number of files and dependencies between them. However, to be able to visualize the dependencies reasonably, optimal use is verified with 1000 files and 2000 dependencies.</text:p>
      <text:h text:style-name="Heading_20_2" text:outline-level="2"><text:s/><text:tab/>Files and Configuration Files</text:h>
      <text:p text:style-name="Text_20_body">All settings of the dependency analysis tool are stored to the Kactus2 settings file Kactus2.ini. The settings file uses Qt's custom ini file format which differs slightly from the original Windows INI file format. The settings of the tool are saved to a subsection <text:span text:style-name="T13">dependency</text:span>.</text:p>
      <text:p text:style-name="Standard"/>
      <text:h text:style-name="Heading_20_1" text:outline-level="1"><text:s/><text:tab/>User Interface and Features</text:h>
      <text:p text:style-name="Sisennetty_20_teksti"/>
      <text:h text:style-name="Heading_20_2" text:outline-level="2"><text:s/><text:tab/>User Interface <text:span text:style-name="T1">Overview</text:span></text:h>
      <text:p text:style-name="Text_20_body">A sketch of the user interface is illustrated in Figure <text:sequence-ref text:reference-format="value" text:ref-name="refFigure1">4.1</text:sequence-ref>. The user interface consists of two basically independent parts: the dependency graph table and a group box for dependency information. The dependency graph table contains the following columns:</text:p>
      <text:list xml:id="list35510318" text:style-name="L5">
        <text:list-item>
          <text:p text:style-name="P36"><text:span text:style-name="T7">Status</text:span> illustrates the confidence status of the file or folder <text:span text:style-name="T40">and can have the following modes:</text:span></text:p>
          <text:list>
            <text:list-item>
              <text:list>
                <text:list-item>
                  <text:p text:style-name="P37"><text:span text:style-name="T15">Green</text:span><text:span text:style-name="T40">: </text:span><text:span text:style-name="T41">file has not changed since any referencing component has been saved</text:span></text:p>
                </text:list-item>
                <text:list-item>
                  <text:p text:style-name="P37"><text:span text:style-name="T15">Yellow</text:span><text:span text:style-name="T40">: </text:span><text:span text:style-name="T41">file has changed after some referencing component has been saved</text:span></text:p>
                </text:list-item>
                <text:list-item>
                  <text:p text:style-name="P37"><text:span text:style-name="T15">Red</text:span><text:span text:style-name="T40">: </text:span><text:span text:style-name="T41">file has been changed after all referencing component have been saved</text:span></text:p>
                </text:list-item>
                <text:list-item>
                  <text:p text:style-name="P37"><text:span text:style-name="T15">Gray</text:span><text:span text:style-name="T40">: confidentiality not yet determined</text:span></text:p>
                </text:list-item>
              </text:list>
            </text:list-item>
          </text:list>
        </text:list-item>
        <text:list-item>
          <text:p text:style-name="P36"><text:span text:style-name="T7">Path</text:span> describes the name of the file or folder</text:p>
        </text:list-item>
        <text:list-item>
          <text:p text:style-name="P36"><text:span text:style-name="T7">Filesets</text:span> list<text:span text:style-name="T40">s</text:span> all fileset<text:span text:style-name="T40">s</text:span> that contain the file or in case of a folder, whether all files in that folder are in the exactly same fileset</text:p>
        </text:list-item>
        <text:list-item>
          <text:p text:style-name="P36"><text:span text:style-name="T3">Arrow</text:span> illustrates the column for creating manual <text:span text:style-name="T1">dependencies</text:span></text:p>
        </text:list-item>
        <text:list-item>
          <text:p text:style-name="P36"><text:span text:style-name="T7">Dependencies</text:span> visualizes all dependencies between the files</text:p>
        </text:list-item>
        <text:list-item>
          <text:p text:style-name="P36"><text:span text:style-name="T7">Referenced by</text:span> lists the VLNVs of all components that <text:span text:style-name="T42">reference</text:span> the file</text:p>
        </text:list-item>
      </text:list>
      <text:p text:style-name="P7"><draw:frame draw:style-name="fr2" draw:name="Frame1" text:anchor-type="paragraph" svg:x="2.551cm" svg:y="0cm" svg:width="11.996cm" draw:z-index="0"><draw:text-box fo:min-height="9.888cm"><text:p text:style-name="Figure"><draw:frame draw:style-name="fr5" draw:name="graphics1" text:anchor-type="paragraph" svg:width="11.996cm" svg:height="9.888cm" draw:z-index="1"><draw:image xlink:href="Pictures/20000102000058EF0000495203E1CE33.wmf" xlink:type="simple" xlink:show="embed" xlink:actuate="onLoad"/></draw:frame><text:span text:style-name="T7">Figure </text:span><text:span text:style-name="T7"><text:sequence text:ref-name="refFigure1" text:name="Figure" text:formula="ooow:Figure+1" style:num-format="1">4.1</text:sequence></text:span><text:span text:style-name="T7">:</text:span> User interface for the dependency analysis tool.</text:p></draw:text-box></draw:frame><text:soft-page-break/><text:span text:style-name="T38">The files are shown by folder. </text:span><text:span text:style-name="T41">Each folder has its full path in the name column, whereas the files show only their file name without the path. </text:span><text:span text:style-name="T38">Each folder can be collapsed/expanded from the </text:span><text:span text:style-name="T9">+/-</text:span><text:span text:style-name="T38"> button visible on the left side of each folder row. </text:span><text:span text:style-name="T41">The confidentiality status for folders is inherited from the worst possible file in that folder.</text:span></text:p>
      <text:p text:style-name="P7"><text:span text:style-name="T41">Filesets can be changed from the </text:span><text:span text:style-name="T11">Filesets</text:span><text:span text:style-name="T41"> column by double-clicking on the cell and using a collection editor which is already implemented in the Kactus2 code base.</text:span></text:p>
      <text:p text:style-name="P8"><text:span text:style-name="T43">Dependencies are visualized with arrow lines. One-way </text:span><text:span text:style-name="T1">dependencies</text:span><text:span text:style-name="T43"> have a dot in the source file end and an arrowhead in the destination file end whereas bidirectional </text:span><text:span text:style-name="T1">dependencies</text:span><text:span text:style-name="T43"> have arrowheads in both ends. </text:span><text:span text:style-name="T12">Dependencies</text:span><text:span text:style-name="T43"> column always changes its size to take as much space as possible when the Kactus2 main window is resized. The column also has its own scroll bar to make it possible only to scroll the dependencies and keep other information visible.</text:span></text:p>
      <text:p text:style-name="P11">The dependency information group box shows always information about the selected dependency.</text:p>
      <text:h text:style-name="Heading_20_2" text:outline-level="2"><text:soft-page-break/><text:s/><text:tab/>Features</text:h>
      <text:h text:style-name="Heading_20_3" text:outline-level="3"><text:s/><text:tab/>Choosing Source Directories</text:h>
      <text:p text:style-name="Text_20_body">When the user clicks the <text:span text:style-name="T8">Source directories</text:span> button <text:span text:style-name="T16">(in the toolstrip, defined in section 4.2.5)</text:span>, a dialog as shown below opens.</text:p>
      <text:p text:style-name="Text_20_body"><draw:frame draw:style-name="fr3" draw:name="Frame2" text:anchor-type="paragraph" svg:x="4.011cm" svg:y="0.422cm" svg:width="9.013cm" draw:z-index="2"><draw:text-box fo:min-height="8.513cm"><text:p text:style-name="P29"><draw:g text:anchor-type="paragraph" draw:z-index="3" draw:style-name="gr1"><draw:polyline draw:style-name="gr2" draw:text-style-name="P44" svg:width="8.999cm" svg:height="8.499cm" svg:x="0.006cm" svg:y="0cm" svg:viewBox="0 0 9000 8500" draw:points="0,8500 9000,8500 9000,0 0,0 0,8500"><text:p/></draw:polyline><draw:g draw:style-name="gr3"><draw:polygon draw:style-name="gr4" draw:text-style-name="P44" svg:width="3.399cm" svg:height="5.148cm" svg:x="0.882cm" svg:y="1.251cm" svg:viewBox="0 0 3400 5149" draw:points="0,5149 3400,5149 3400,0 0,0"><text:p/></draw:polygon><draw:polyline draw:style-name="gr2" draw:text-style-name="P44" svg:width="3.399cm" svg:height="5.148cm" svg:x="0.882cm" svg:y="1.251cm" svg:viewBox="0 0 3400 5149" draw:points="0,5149 3400,5149 3400,0 0,0 0,5149"><text:p/></draw:polyline></draw:g><draw:frame draw:style-name="gr5" draw:text-style-name="P46" svg:width="3.67cm" svg:height="0.802cm" svg:x="0.906cm" svg:y="0.4cm"><draw:text-box><text:p text:style-name="P45"><text:span text:style-name="T49">Directories</text:span></text:p></draw:text-box></draw:frame><draw:frame draw:style-name="gr6" draw:text-style-name="P48" svg:width="3.301cm" svg:height="0.959cm" svg:x="0.965cm" svg:y="1.49cm"><draw:text-box><text:p text:style-name="P47"><text:span text:style-name="T49">source</text:span></text:p></draw:text-box></draw:frame><draw:frame draw:style-name="gr7" draw:text-style-name="P48" svg:width="3.2cm" svg:height="0.959cm" svg:x="0.883cm" svg:y="2.21cm"><draw:text-box><text:p text:style-name="P47"><text:span text:style-name="T49">documentation</text:span></text:p></draw:text-box></draw:frame><draw:frame draw:style-name="gr8" draw:text-style-name="P48" svg:width="3.2cm" svg:height="0.957cm" svg:x="0.883cm" svg:y="2.928cm"><draw:text-box><text:p text:style-name="P47"><text:span text:style-name="T49">other/source</text:span></text:p></draw:text-box></draw:frame><draw:polyline draw:style-name="gr2" draw:text-style-name="P44" svg:width="3.42cm" svg:height="1.038cm" svg:x="0.704cm" svg:y="6.961cm" svg:viewBox="0 0 3421 1039" draw:points="0,1039 3421,1039 3421,0 0,0 0,1039"><text:p/></draw:polyline><draw:polyline draw:style-name="gr2" draw:text-style-name="P44" svg:width="3.42cm" svg:height="1.038cm" svg:x="4.826cm" svg:y="6.922cm" svg:viewBox="0 0 3421 1039" draw:points="0,1039 3421,1039 3421,0 0,0 0,1039"><text:p/></draw:polyline><draw:frame draw:style-name="gr5" draw:text-style-name="P46" svg:width="1.269cm" svg:height="0.802cm" svg:x="1.758cm" svg:y="7.061cm"><draw:text-box><text:p text:style-name="P45"><text:span text:style-name="T49">Ok</text:span></text:p></draw:text-box></draw:frame><draw:frame draw:style-name="gr5" draw:text-style-name="P46" svg:width="1.9cm" svg:height="0.802cm" svg:x="5.627cm" svg:y="7.061cm"><draw:text-box><text:p text:style-name="P45"><text:span text:style-name="T49">Cancel</text:span></text:p></draw:text-box></draw:frame><draw:polyline draw:style-name="gr2" draw:text-style-name="P44" svg:width="3.42cm" svg:height="1.038cm" svg:x="4.602cm" svg:y="2.361cm" svg:viewBox="0 0 3421 1039" draw:points="0,1039 3421,1039 3421,0 0,0 0,1039"><text:p/></draw:polyline><draw:frame draw:style-name="gr5" draw:text-style-name="P46" svg:width="1.269cm" svg:height="0.802cm" svg:x="5.658cm" svg:y="2.462cm"><draw:text-box><text:p text:style-name="P45"><text:span text:style-name="T49">Add</text:span></text:p></draw:text-box></draw:frame><draw:polyline draw:style-name="gr2" draw:text-style-name="P44" svg:width="3.42cm" svg:height="1.038cm" svg:x="4.602cm" svg:y="3.661cm" svg:viewBox="0 0 3421 1039" draw:points="0,1039 3421,1039 3421,0 0,0 0,1039"><text:p/></draw:polyline><draw:frame draw:style-name="gr5" draw:text-style-name="P46" svg:width="1.902cm" svg:height="0.802cm" svg:x="5.484cm" svg:y="3.801cm"><draw:text-box><text:p text:style-name="P45"><text:span text:style-name="T49">Remove</text:span></text:p></draw:text-box></draw:frame></draw:g><text:span text:style-name="T7">Figure </text:span><text:span text:style-name="T7"><text:sequence text:ref-name="refFigure2" text:name="Figure" text:formula="ooow:Figure+1" style:num-format="1">4.2</text:sequence></text:span><text:span text:style-name="T7">:</text:span> Source directory dialog.</text:p></draw:text-box></draw:frame></text:p>
      <text:p text:style-name="Text_20_body">In this view, the user is presented a list of the directories where the tool scans for files. A directory can then be selected by clicking on it, and after being selected it can be removed by clicking the <text:span text:style-name="T7">Remove</text:span> button.</text:p>
      <text:p text:style-name="Text_20_body">Clicking the <text:span text:style-name="T7">Add</text:span> button opens the default operating system file browsing dialog. The user may then browse to the directory of their choice and add it to the directory list. If the directory is already covered by an existing directory, either being the exact same directory or a subdirectory, it is not added to the list.</text:p>
      <text:p text:style-name="Text_20_body">The user may exit the view at any time using the <text:span text:style-name="T7">Ok</text:span> button. Any changes made are automatically applied. If the user presses <text:span text:style-name="T7">Cancel </text:span>button, the changes are reverted.</text:p>
      <text:h text:style-name="Heading_20_3" text:outline-level="3"><text:s/><text:tab/>Running Dependency Analysis</text:h>
      <text:p text:style-name="Text_20_body">The dependency analysis is run in following conditions:</text:p>
      <text:list xml:id="list35497743" text:style-name="L6">
        <text:list-item>
          <text:p text:style-name="P38"><text:soft-page-break/>The dependency analysis view is opened for the first time after starting Kactus2.</text:p>
        </text:list-item>
        <text:list-item>
          <text:p text:style-name="P38">Source directory dialog is closed and directories have been added or removed.</text:p>
        </text:list-item>
        <text:list-item>
          <text:p text:style-name="P38">The user clicks the <text:span text:style-name="T7">Run</text:span> button in the dependency analysis view.</text:p>
        </text:list-item>
      </text:list>
      <text:p text:style-name="Text_20_body">When the dependency analysis is started, a progress bar indicating this will be shown to the user. Other parts of the Kactus2 software will work normally, but the dependency analysis UI will not respond to user input, except scrolling the dependency graph. If the user leaves the dependency analysis view the scan will continue in the background.</text:p>
      <text:p text:style-name="Text_20_body">The dependency graph will fill gradually as dependencies are found during the scan. Any manual dependencies will be shown immediately.</text:p>
      <text:h text:style-name="Heading_20_3" text:outline-level="3"><text:s/><text:tab/>Manual <text:span text:style-name="T1">Dependencies</text:span></text:h>
      <text:p text:style-name="Text_20_body">The user interface has a separate column for creating manual <text:span text:style-name="T1">dependencies</text:span>. Manual <text:span text:style-name="T1">dependencies </text:span>are created by first clicking the source file row in the creation column and then clicking the destination file row in the creation column. The manual <text:span text:style-name="T1">dependency </text:span>is then automatically transferred to an empty place in the dependency graph, visualized in purple color.</text:p>
      <text:p text:style-name="Text_20_body">The header of the creation column works as a direction mode button to specify the mode for creating <text:span text:style-name="T1">dependencies</text:span>. It has two modes: one-way <text:span text:style-name="T44">dependencies</text:span> and bidirectional <text:span text:style-name="T1">dependencies</text:span>. The mode is switched by clicking the <text:span text:style-name="T7">Direction Mode</text:span><text:span text:style-name="T3"> button with the left mouse button</text:span>.</text:p>
      <text:p text:style-name="P6"><text:span text:style-name="T39">Manual </text:span><text:span text:style-name="T1">dependencies </text:span><text:span text:style-name="T39">can also be created using </text:span><text:span text:style-name="T14">batch mode</text:span><text:span text:style-name="T39"> which is activated by holding </text:span><text:span text:style-name="T10">Shift </text:span><text:span text:style-name="T4">key down while creating the </text:span><text:span text:style-name="T6">dependencies</text:span><text:span text:style-name="T4">. In batch mode, the user can create multiple </text:span><text:span text:style-name="T6">dependencies </text:span><text:span text:style-name="T4">by first clicking on the source file and then clicking on several destination files. Dependencies are created from the source file to each clicked destination fi</text:span><text:span text:style-name="T5">le</text:span><text:span text:style-name="T4">.</text:span></text:p>
      <text:h text:style-name="Heading_20_3" text:outline-level="3"><text:s/><text:tab/>Editing Existing <text:span text:style-name="T1">Dependencies</text:span></text:h>
      <text:p text:style-name="Text_20_body">Related information about the already created <text:span text:style-name="T1">dependencies </text:span>can be modified for both automatic and manual <text:span text:style-name="T1">dependencies</text:span>. A <text:span text:style-name="T1">dependency </text:span>is selected by clicking it in the dependency graph with the left mouse button. The information group box is then updated by the information <text:soft-page-break/>about the selected <text:span text:style-name="T1">dependency</text:span>. For manual depen<text:span text:style-name="T1">dencies</text:span>, the user can edit the description, its locked state and the dependency direction. For automatic <text:span text:style-name="T1">dependencies</text:span>, only the description field is editable.</text:p>
      <text:p text:style-name="Text_20_body"><text:span text:style-name="T1">Dependency </text:span>description is shown as a text box to which the user can type any text. There is no restriction to the maximum length of the description. Locked state is shown as a check box which the user can click to change its state. Locked <text:span text:style-name="T1">dependencies </text:span>cannot be removed from the dependency graph. Dependency direction is shown as a image-based combo box. It has tree different options:</text:p>
      <text:list xml:id="list35497595" text:style-name="L7">
        <text:list-item>
          <text:p text:style-name="P39"><text:span text:style-name="T7">Arrow with two heads</text:span> represents a two-way<text:span text:style-name="T1"> dependency</text:span></text:p>
        </text:list-item>
        <text:list-item>
          <text:p text:style-name="P39"><text:span text:style-name="T7">Arrow upwards</text:span> represents a one-way <text:span text:style-name="T1">dependency </text:span>up</text:p>
        </text:list-item>
        <text:list-item>
          <text:p text:style-name="P39"><text:span text:style-name="T7">Arrow downwards</text:span> represents a one-way <text:span text:style-name="T1">dependency </text:span>down.</text:p>
        </text:list-item>
      </text:list>
      <text:p text:style-name="Text_20_body">The user can change the dependency direction by choosing an appropriate option from the combo box.</text:p>
      <text:p text:style-name="Text_20_body">Manual <text:span text:style-name="T1">dependencies </text:span>can be removed from the dependency graph by first selecting a manual <text:span text:style-name="T1">dependency </text:span>and then pressing <text:span text:style-name="T7">Delete</text:span> key or by right-clicking the <text:span text:style-name="T1">dependency </text:span>and clicking <text:span text:style-name="T7">Delete</text:span> in the context menu.</text:p>
      <text:h text:style-name="Heading_20_3" text:outline-level="3"><text:s/><text:tab/>Toolstrip</text:h>
      <text:p text:style-name="Text_20_body">Tool contains a toolstrip and it is located above the dependency graph. Toolstrip contains buttons for filtering the dependency graph, opening source directories dialog and toggling between modes (normal, differences). Toolstrip is illustrated in figure <text:sequence-ref text:reference-format="value" text:ref-name="refFigure3">4.3</text:sequence-ref>.</text:p>
      <text:p text:style-name="Text_20_body"><draw:frame draw:style-name="fr3" draw:name="Frame4" text:anchor-type="paragraph" svg:x="0.385cm" svg:y="0.422cm" svg:width="14.501cm" draw:z-index="4"><draw:text-box fo:min-height="4.796cm"><text:p text:style-name="P29"><draw:g text:anchor-type="paragraph" draw:z-index="5" draw:style-name="gr1"><draw:polyline draw:style-name="gr2" draw:text-style-name="P44" svg:width="13.668cm" svg:height="1.799cm" svg:x="0.331cm" svg:y="0.1cm" svg:viewBox="0 0 13669 1800" draw:points="0,1800 13669,1800 13669,0 0,0 0,1800"><text:p/></draw:polyline><draw:polyline draw:style-name="gr2" draw:text-style-name="P44" svg:width="0.999cm" svg:height="1.038cm" svg:x="0.628cm" svg:y="0.498cm" svg:viewBox="0 0 1000 1039" draw:points="0,1039 1000,1039 1000,0 0,0 0,1039"><text:p/></draw:polyline><draw:polyline draw:style-name="gr2" draw:text-style-name="P44" svg:width="0.999cm" svg:height="1.038cm" svg:x="1.831cm" svg:y="0.5cm" svg:viewBox="0 0 1000 1039" draw:points="0,1039 1000,1039 1000,0 0,0 0,1039"><text:p/></draw:polyline><draw:polyline draw:style-name="gr2" draw:text-style-name="P44" svg:width="0.999cm" svg:height="1.038cm" svg:x="3.031cm" svg:y="0.497cm" svg:viewBox="0 0 1000 1039" draw:points="0,1039 1000,1039 1000,0 0,0 0,1039"><text:p/></draw:polyline><draw:polyline draw:style-name="gr2" draw:text-style-name="P44" svg:width="0.999cm" svg:height="1.038cm" svg:x="5.431cm" svg:y="0.491cm" svg:viewBox="0 0 1000 1039" draw:points="0,1039 1000,1039 1000,0 0,0 0,1039"><text:p/></draw:polyline><draw:polyline draw:style-name="gr2" draw:text-style-name="P44" svg:width="0.999cm" svg:height="1.038cm" svg:x="6.631cm" svg:y="0.5cm" svg:viewBox="0 0 1000 1039" draw:points="0,1039 1000,1039 1000,0 0,0 0,1039"><text:p/></draw:polyline><draw:polyline draw:style-name="gr2" draw:text-style-name="P44" svg:width="0.999cm" svg:height="1.038cm" svg:x="7.831cm" svg:y="0.5cm" svg:viewBox="0 0 1000 1039" draw:points="0,1039 1000,1039 1000,0 0,0 0,1039"><text:p/></draw:polyline><draw:line draw:style-name="gr9" draw:text-style-name="P49" svg:x1="7.1cm" svg:y1="0.6cm" svg:x2="7.1cm" svg:y2="1.5cm"><text:p/></draw:line><draw:line draw:style-name="gr10" draw:text-style-name="P49" svg:x1="5.9cm" svg:y1="0.6cm" svg:x2="5.9cm" svg:y2="1.4cm"><text:p/></draw:line><draw:line draw:style-name="gr11" draw:text-style-name="P49" svg:x1="4.7cm" svg:y1="1.1cm" svg:x2="4.7cm" svg:y2="0.6cm"><text:p/></draw:line><draw:line draw:style-name="gr11" draw:text-style-name="P49" svg:x1="4.7cm" svg:y1="1cm" svg:x2="4.7cm" svg:y2="1.5cm"><text:p/></draw:line><draw:circle draw:style-name="gr12" draw:text-style-name="P49" svg:width="0.802cm" svg:height="0.802cm" svg:x="0.73cm" svg:y="0.6cm"><text:p/></draw:circle><draw:ellipse draw:style-name="gr13" draw:text-style-name="P49" svg:width="0.8cm" svg:height="0.802cm" svg:x="1.931cm" svg:y="0.6cm"><text:p/></draw:ellipse><draw:circle draw:style-name="gr14" draw:text-style-name="P49" svg:width="0.802cm" svg:height="0.802cm" svg:x="3.131cm" svg:y="0.6cm"><text:p/></draw:circle><draw:line draw:style-name="gr15" draw:text-style-name="P49" svg:x1="8.3cm" svg:y1="0.6cm" svg:x2="8.3cm" svg:y2="1.5cm"><text:p/></draw:line><draw:polyline draw:style-name="gr2" draw:text-style-name="P44" svg:width="0.999cm" svg:height="1.038cm" svg:x="4.2cm" svg:y="0.5cm" svg:viewBox="0 0 1000 1039" draw:points="0,1039 1000,1039 1000,0 0,0 0,1039"><text:p/></draw:polyline><draw:polyline draw:style-name="gr2" draw:text-style-name="P50" svg:width="1.099cm" svg:height="1.038cm" svg:x="9.8cm" svg:y="0.5cm" svg:viewBox="0 0 1100 1039" draw:points="0,1039 1100,1039 1100,0 0,0 0,1039"><text:p/></draw:polyline><draw:polyline draw:style-name="gr2" draw:text-style-name="P44" svg:width="0.999cm" svg:height="1.038cm" svg:x="12.6cm" svg:y="0.5cm" svg:viewBox="0 0 1000 1039" draw:points="0,1039 1000,1039 1000,0 0,0 0,1039"><text:p/></draw:polyline><draw:custom-shape draw:style-name="gr16" draw:text-style-name="P49" svg:width="0.301cm" svg:height="0.202cm" svg:x="11.1cm" svg:y="0.9cm"><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7" draw:text-style-name="P52" svg:width="2.1cm" svg:height="1.652cm" svg:x="9.601cm" svg:y="0.651cm"><draw:text-box><text:p text:style-name="P51"><text:span text:style-name="T50">Mode</text:span></text:p></draw:text-box></draw:frame><draw:rect draw:style-name="gr18" draw:text-style-name="P49" svg:width="2.5cm" svg:height="1.301cm" svg:x="9.8cm" svg:y="1.6cm"><text:p/></draw:rect><draw:frame draw:style-name="gr19" draw:text-style-name="P50" svg:width="2.701cm" svg:height="1.47cm" svg:x="9.7cm" svg:y="1.499cm"><draw:text-box><text:p text:style-name="P53"><text:span text:style-name="T50">Normal</text:span><text:span text:style-name="T50"><text:line-break/></text:span><text:span text:style-name="T50">Differences</text:span></text:p></draw:text-box></draw:frame><draw:line draw:style-name="gr20" draw:text-style-name="P49" svg:x1="12.2cm" svg:y1="2.2cm" svg:x2="9.9cm" svg:y2="2.2cm"><text:p/></draw:line><draw:frame draw:style-name="gr21" draw:text-style-name="P49" svg:width="0.807cm" svg:height="0.839cm" svg:x="12.695cm" svg:y="0.6cm"><draw:image xlink:href="Pictures/1000000000000033000000352F53D82E.png" xlink:type="simple" xlink:show="embed" xlink:actuate="onLoad"><text:p/></draw:image></draw:frame><draw:custom-shape draw:style-name="gr22" draw:text-style-name="P49" svg:width="0.354cm" svg:height="0.345cm" svg:x="13.199cm" svg:y="1.155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frame draw:style-name="gr23" draw:text-style-name="P54" svg:width="14.5cm" svg:height="3.652cm" svg:x="0cm" svg:y="0cm"><draw:text-box><text:p text:style-name="P51"><text:span text:style-name="T51"><text:s text:c="3"/></text:span><text:span text:style-name="T51">1 <text:s text:c="10"/>2 <text:s text:c="9"/>3 <text:s text:c="9"/>4 <text:s text:c="10"/>5 <text:s text:c="9"/>6 <text:s text:c="9"/>7 <text:s text:c="18"/>8 <text:s text:c="26"/>9 </text:span></text:p></draw:text-box></draw:frame></draw:g><text:span text:style-name="T7">Figure </text:span><text:span text:style-name="T7"><text:sequence text:ref-name="refFigure3" text:name="Figure" text:formula="ooow:Figure+1" style:num-format="1">4.3</text:sequence></text:span><text:span text:style-name="T7">:</text:span> Toolstrip</text:p></draw:text-box></draw:frame>In this illustration buttons are numbered so that they can be easily referenced later.</text:p>
      <text:h text:style-name="Heading_20_4" text:outline-level="4"><text:s/><text:tab/>Filtering <text:span text:style-name="T44">Dependencies</text:span></text:h>
      <text:p text:style-name="Text_20_body">Dependency graph can be filtered in two different ways:</text:p>
      <text:list xml:id="list35499908" text:style-name="L8">
        <text:list-item>
          <text:p text:style-name="P40"><text:soft-page-break/>Filtering shown <text:span text:style-name="T44">files/folders</text:span></text:p>
        </text:list-item>
        <text:list-item>
          <text:p text:style-name="P40">Filtering <text:span text:style-name="T44">shown </text:span>dependencies</text:p>
        </text:list-item>
      </text:list>
      <text:p text:style-name="Text_20_body">Filters can be applied to dependency graph by clicking appropriate buttons 1-7 on the toolstrip as shown in figure <text:sequence-ref text:reference-format="value" text:ref-name="refFigure3">4.3</text:sequence-ref>.</text:p>
      <text:p text:style-name="Text_20_body">Rows can be filtered by status of the file. Filtering is done by clicking filter status buttons (numbered 1-3 in figure <text:sequence-ref text:reference-format="value" text:ref-name="refFigure3">4.3</text:sequence-ref>). </text:p>
      <text:p text:style-name="Text_20_body"><text:span text:style-name="T44">Dependencies </text:span>can be filtered by the <text:span text:style-name="T44">dependency </text:span>type (manual or automatically generated). These filters are applied by clicking filter line buttons (numbered 6-7 in figure <text:sequence-ref text:reference-format="value" text:ref-name="refFigure3">4.3</text:sequence-ref>). </text:p>
      <text:p text:style-name="Text_20_body"><text:span text:style-name="T44">Dependencies </text:span>can also be filtered by the direction of the <text:span text:style-name="T44">dependency</text:span> (one or two<text:span text:style-name="T44">-</text:span>way <text:span text:style-name="T44">dependency</text:span>). These filters are applied by clicking filter arrow buttons (numbered 4-5 in figure <text:sequence-ref text:reference-format="value" text:ref-name="refFigure3">4.3</text:sequence-ref>). </text:p>
      <text:p text:style-name="Text_20_body">Filters can be undone by clicking the previously clicked filter button.</text:p>
      <text:h text:style-name="Heading_20_4" text:outline-level="4"><text:s/><text:tab/>Differences Mode</text:h>
      <text:p text:style-name="P4"><text:span text:style-name="T19">When the differences mode is selected in the toolstrip, the graph window visualizes the differences between </text:span><text:span text:style-name="T17">the result of the </text:span><text:span text:style-name="T21">latest</text:span><text:span text:style-name="T17"> dependency analysis scan </text:span><text:span text:style-name="T19">and</text:span><text:span text:style-name="T17"> th</text:span><text:span text:style-name="T18">e previous one.</text:span></text:p>
      <text:p text:style-name="P4"><text:span text:style-name="T20">In this mode</text:span><text:span text:style-name="T18"> </text:span><text:span text:style-name="T22">the dependenc</text:span><text:span text:style-name="T44">ies </text:span><text:span text:style-name="T22">that </text:span><text:span text:style-name="T23">have not been changed </text:span><text:span text:style-name="T24">are shown with the same color as in the normal dependency view.</text:span><text:span text:style-name="T44"> Dependencies</text:span><text:span text:style-name="T25"> that were added in the last scan are </text:span><text:span text:style-name="T27">shown with green arrows</text:span><text:span text:style-name="T25">. </text:span><text:span text:style-name="T44">Dependencies </text:span><text:span text:style-name="T26">that were removed in the last scan</text:span><text:span text:style-name="T27"> are also added to the graph a</text:span><text:span text:style-name="T28">nd shown as</text:span><text:span text:style-name="T27"> red arrows. </text:span><text:span text:style-name="T32">All manual </text:span><text:span text:style-name="T44">dependencies </text:span><text:span text:style-name="T32">are shown normally.</text:span></text:p>
      <text:p text:style-name="P5"><text:span text:style-name="T29">The </text:span><text:span text:style-name="T30">graph remains interactive in the difference mode, and it's still possible to </text:span><text:span text:style-name="T31">create or modify manual </text:span><text:span text:style-name="T44">dependencies</text:span><text:span text:style-name="T31">.</text:span></text:p>
      <text:h text:style-name="Heading_20_3" text:outline-level="3"><text:s/><text:tab/>External Dependencies</text:h>
      <text:p text:style-name="Text_20_body">After dependency analysis is run, files outside of the cho<text:span text:style-name="T45">sen</text:span> source directories are marked as unspecified. These files can be given a location by right clicking over the selected unspecified files to open a context menu. After selecting <text:span text:style-name="T7">Define as External</text:span> from the context menu, a dialog opens up where the user can specify the location of the file. After selecting the location of the file and applying changes by clicking <text:span text:style-name="T7">Ok</text:span> from the dialog, the previously unspecified file is now an external file. After this the file appears under External row in the graph and <text:span text:style-name="T45">dependencies </text:span>can be made to it. </text:p>
      <text:h text:style-name="Heading_20_3" text:outline-level="3"><text:soft-page-break/><text:s/><text:tab/>Settings</text:h>
      <text:p text:style-name="Text_20_body">The Kactus2 general settings dialog will be shown when the user clicks the "Settings" button of the main Kactus2 UI. The <text:span text:style-name="T33">Dependency analysis tool's</text:span> settings can then be viewed by selecting "Dependency analysis" on the left side of the dialog.</text:p>
      <text:p text:style-name="Text_20_body"/>
      <text:p text:style-name="Sisennetty_20_teksti"/>
      <text:p text:style-name="Sisennetty_20_teksti"/>
      <text:p text:style-name="Text_20_body"/>
      <text:p text:style-name="Standard"/>
      <text:h text:style-name="Heading_20_1" text:outline-level="1"><text:s/><text:tab/>Interfaces</text:h>
      <text:h text:style-name="Heading_20_2" text:outline-level="2"><text:s/><text:tab/>Hardware Interfaces</text:h>
      <text:p text:style-name="Text_20_body">Dependency analysis tool doesn't use printer or have any other hardware interfaces besides a mouse and a keyboard.</text:p>
      <text:h text:style-name="Heading_20_2" text:outline-level="2"><text:s/><text:tab/>Software Interfaces</text:h>
      <text:p text:style-name="Text_20_body">Dependency analysis tool <text:span text:style-name="T45">will be integrated into </text:span>Kactus<text:span text:style-name="T45">2. Since Qt is used as a common framework, the integration effort is minimal. The source code of the tool is added directly as a part of the main executable and the widget is instanced in the component editor's files summary editor.</text:span></text:p>
      <text:h text:style-name="Heading_20_2" text:outline-level="2"><text:s/><text:tab/>Communications Interfaces</text:h>
      <text:p text:style-name="Text_20_body">Tool doesn't have any communication interfaces with the modem or LAN.</text:p>
      <text:p text:style-name="Sisennetty_20_teksti"/>
      <text:p text:style-name="Standard"/>
      <text:h text:style-name="Heading_20_1" text:outline-level="1"><text:s/><text:tab/>Other Requirements</text:h>
      <text:p text:style-name="Text_20_body"/>
      <text:p text:style-name="Text_20_body">This chapter describes the non-functional features of the system that have not been covered in the previous chapters. These include issues such as performance, security and maintainability.</text:p>
      <text:h text:style-name="Heading_20_2" text:outline-level="2"><text:s/><text:tab/>Performance and Response Times</text:h>
      <text:p text:style-name="Text_20_body">As Kactus2 is a GUI-based design toolset, it is important that the software remains responsive in all uses cases. Any lockups during software use lead to user frustration and possibly mistakes. Thus, it is important that even when processing large amounts of data, the software responds to user input quickly. If this is not possible, the user should be clearly notified of the state of the software.</text:p>
      <text:p text:style-name="Text_20_body">The Kactus2 tool may have to process very large amounts of data during the dependency graph building process, which might take several seconds. This should however be performed in a thread separate from the GUI, so that the GUI retains its short response times. Even with a separate thread, this might make the GUI unresponsive on a heavily taxed computer. For this reason, the user should be clearly notified of the state of the graph building process.</text:p>
      <text:p text:style-name="Text_20_body">Any other functionality of the tool should feature nearly instantaneous (less than 0,1 s) response times to user input.</text:p>
      <text:h text:style-name="Heading_20_2" text:outline-level="2"><text:s/><text:tab/>Security, Recovery and Usability</text:h>
      <text:p text:style-name="Text_20_body">The dependency information is stored in XML files as IP-XACT vendor extensions. The data format is strictly specified. The data in these files may be modified either by users or as a side effect of a system failure. If after such modification the data in the files does not follow the vendor extension specification, the data is considered corrupted. In such case, the software should attempt to recover as much valid data as possible.</text:p>
      <text:h text:style-name="Heading_20_2" text:outline-level="2"><text:s/><text:tab/>Maintainability</text:h>
      <text:p text:style-name="Text_20_body">One of the main features of the tool is modularity: Each supported language is implemented as a separate module, and it is possible to create additional modules to further increase the amount of languages supported. The modules work on a plug-and-play principle. They require no modifications to the original software, module files only needs to be placed in the proper directory.</text:p>
      <text:p text:style-name="Text_20_body"><text:soft-page-break/>If the IP-XACT vendor extension specification is later modified, it will require changes in the tool code. Changes will be required in locations where the XML data is read and where the data is written. If changes are made, data saved earlier will become obsolete, and additional features will be required to import the old data to the new format.</text:p>
      <text:h text:style-name="Heading_20_2" text:outline-level="2"><text:s/><text:tab/>Transferability and Portability</text:h>
      <text:p text:style-name="Text_20_body">As the <text:span text:style-name="T34">tool</text:span> is part of the larger Kactus2 toolset, it shares the same portability characteristics as the main software. Kactus2 is available for Windows and Linux environments, and the tool should work in any environment the main software works in. The tool does not implement any additional restrictions to the environment.</text:p>
      <text:h text:style-name="Heading_20_2" text:outline-level="2"><text:s/><text:tab/>Operator's Task Requirements</text:h>
      <text:p text:style-name="Text_20_body">Day-to-day usage of the tool will not require any specific maintenance tasks from the operator.</text:p>
      <text:p text:style-name="Standard"/>
      <text:h text:style-name="Heading_20_1" text:outline-level="1"><text:s/><text:tab/>Design Constraints</text:h>
      <text:p text:style-name="Sisennetty_20_teksti"/>
      <text:h text:style-name="Heading_20_2" text:outline-level="2"><text:s/><text:tab/>Standards</text:h>
      <text:p text:style-name="Text_20_body">The dependency analysis tool conforms to the IP-XACT standard <text:bookmark-ref text:reference-format="number-all-superior" text:ref-name="__RefNumPara__2190_938223037">[1]</text:bookmark-ref> as much as possible regarding the format of the XML metadata. The IP-XACT standard allows additional information to be stored as vendor extensions, and this is the place where most of the dependency analysis data will be stored.</text:p>
      <text:p text:style-name="P9"><text:span text:style-name="T45">C++03 is used as the </text:span><text:span text:style-name="T46">programming language for the tool. Since Kactus2 is currently GPL2, the tool will also be licensed under GPL2.</text:span></text:p>
      <text:h text:style-name="Heading_20_2" text:outline-level="2"><text:s/><text:tab/>Hardware Constraints</text:h>
      <text:p text:style-name="Text_20_body">The minimum supported hardware is a computer that is capable of running at least Windows XP. The required minimum resolution is 1024x768.</text:p>
      <text:h text:style-name="Heading_20_2" text:outline-level="2"><text:s/><text:tab/>Software Constraints</text:h>
      <text:p text:style-name="Text_20_body">The code must be cross-platform compatible so that the tool can be compiled to both Windows and Linux. All Windows versions from Windows XP to Windows 8 are supported. Also, any Linux which has a working Qt implementation is supported.</text:p>
      <text:h text:style-name="Heading_20_2" text:outline-level="2"><text:s/><text:tab/>Other Constraints</text:h>
      <text:p text:style-name="Text_20_body">The dependency analysis tool must integrate into Kactus2 smoothly and offer a similar user experience so that it does not seem like a separate software compared to the original Kactus2.</text:p>
      <text:p text:style-name="Standard"/>
      <text:h text:style-name="Heading_20_1" text:outline-level="1"><text:s/><text:tab/>Rejected Ideas</text:h>
      <text:p text:style-name="Sisennetty_20_teksti"/>
      <text:p text:style-name="Standard"><text:tab/></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2">ID</text:p>
          </table:table-cell>
          <table:table-cell table:style-name="Table3.A1" office:value-type="string">
            <text:p text:style-name="P22">Idea</text:p>
          </table:table-cell>
          <table:table-cell table:style-name="Table3.A1" office:value-type="string">
            <text:p text:style-name="P22">Date</text:p>
          </table:table-cell>
          <table:table-cell table:style-name="Table3.D1" office:value-type="string">
            <text:p text:style-name="P22">Who</text:p>
          </table:table-cell>
        </table:table-row>
        <table:table-row>
          <table:table-cell table:style-name="Table3.A2" office:value-type="string">
            <text:p text:style-name="P24">1</text:p>
          </table:table-cell>
          <table:table-cell table:style-name="Table3.A2" office:value-type="string">
            <text:p text:style-name="P25">Removing/blocking automatic dependencies.</text:p>
          </table:table-cell>
          <table:table-cell table:style-name="Table3.A2" office:value-type="string">
            <text:p text:style-name="P25">2012-11-01</text:p>
          </table:table-cell>
          <table:table-cell table:style-name="Table3.D2" office:value-type="string">
            <text:p text:style-name="P25">Mikko</text:p>
          </table:table-cell>
        </table:table-row>
        <table:table-row>
          <table:table-cell table:style-name="Table3.A2" office:value-type="string">
            <text:p text:style-name="P24">2</text:p>
          </table:table-cell>
          <table:table-cell table:style-name="Table3.A2" office:value-type="string">
            <text:p text:style-name="P26">The dependency difference view could be presented in a separate window instead of the in the place of normal dependency graph.</text:p>
          </table:table-cell>
          <table:table-cell table:style-name="Table3.A2" office:value-type="string">
            <text:p text:style-name="P26">2012-12-12</text:p>
          </table:table-cell>
          <table:table-cell table:style-name="Table3.D2" office:value-type="string">
            <text:p text:style-name="P26">Mikko</text:p>
          </table:table-cell>
        </table:table-row>
      </table:table>
      <text:h text:style-name="Heading_20_1" text:outline-level="1"><text:s/><text:tab/>Ideas for Further Development</text:h>
      <text:p text:style-name="Sisennetty_20_teksti"/>
      <text:p text:style-name="Standard"><text:tab/></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2">ID</text:p>
          </table:table-cell>
          <table:table-cell table:style-name="Table2.A1" office:value-type="string">
            <text:p text:style-name="P22">Idea</text:p>
          </table:table-cell>
          <table:table-cell table:style-name="Table2.A1" office:value-type="string">
            <text:p text:style-name="P22">Date</text:p>
          </table:table-cell>
          <table:table-cell table:style-name="Table2.D1" office:value-type="string">
            <text:p text:style-name="P22">Who</text:p>
          </table:table-cell>
        </table:table-row>
        <table:table-row>
          <table:table-cell table:style-name="Table2.A2" office:value-type="string">
            <text:p text:style-name="P27">1</text:p>
          </table:table-cell>
          <table:table-cell table:style-name="Table2.A2" office:value-type="string">
            <text:p text:style-name="P23"><text:span text:style-name="T35">Automatic dependency type scanning </text:span><text:span text:style-name="T36">for automatic dependencies (i.e. </text:span><text:span text:style-name="T37">class instancing, function use)</text:span></text:p>
          </table:table-cell>
          <table:table-cell table:style-name="Table2.A2" office:value-type="string">
            <text:p text:style-name="P28">2012-11-22</text:p>
          </table:table-cell>
          <table:table-cell table:style-name="Table2.D2" office:value-type="string">
            <text:p text:style-name="P28">Clien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Tahoma3" svg:font-family="Tahoma"/>
    <style:font-face style:name="Courier New" svg:font-family="'Courier New'" style:font-family-generic="modern"/>
    <style:font-face style:name="Calibri1" svg:font-family="Calibri"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3" draw:display-name="Arrowheads 3" svg:viewBox="0 0 1013 1130" svg:d="m1009 1050-449-1008-22-30-29-12-34 12-21 26-449 1012-5 13v8l5 21 12 21 17 13 21 4h903l21-4 21-13 9-21 4-21v-8z"/>
    <draw:stroke-dash draw:name="Line_20_with_20_Fine_20_Dots" draw:display-name="Line with Fine Dots" draw:style="rect" draw:dots1="1" draw:dots1-length="1.138cm" draw:dots2="10" draw:distance="0.086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master-page-name="">
      <style:paragraph-properties fo:margin="100%" fo:margin-left="2.501cm" fo:margin-right="0cm" fo:margin-top="0cm" fo:margin-bottom="0.42cm" style:contextual-spacing="false" fo:line-height="100%" fo:hyphenation-ladder-count="no-limit" fo:text-indent="0cm" style:auto-text-indent="false" style:page-number="auto"/>
      <style:text-properties fo:color="#000000" fo:language="en" fo:country="US" fo:hyphenate="false" fo:hyphenation-remain-char-count="2" fo:hyphenation-push-char-count="2"/>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Figure" style:family="paragraph" style:parent-style-name="Caption"/>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ext-properties fo:language="en" fo:country="US" style:language-complex="ar" style:country-complex="SA"/>
    </style:style>
    <style:style style:name="MT1" style:family="text">
      <style:text-properties officeooo:rsid="004ecc37"/>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Functional Specification<text:tab/>Version 0.<text:span text:style-name="MT1">7</text:span></text:p>
      </style:header>
      <style:footer>
        <text:p text:style-name="Footer">Modified: <text:modification-date style:data-style-name="N84">2012-12-17</text:modification-date><text:tab/><text:tab/><text:page-number text:select-page="current">23</text:page-number>/<text:page-count style:num-format="1">23</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dc:title>HYTT dokumenttirunko</dc:title>
    <meta:initial-creator>Markus Makkonen</meta:initial-creator>
    <meta:creation-date>2007-06-27T15:15:40</meta:creation-date>
    <dc:date>2012-12-17T15:36:25.80</dc:date>
    <dc:language>fi-FI</dc:language>
    <meta:editing-cycles>610</meta:editing-cycles>
    <meta:editing-duration>P1DT3H52M28S</meta:editing-duration>
    <meta:document-statistic meta:table-count="5" meta:image-count="2" meta:object-count="0" meta:page-count="23" meta:paragraph-count="307" meta:word-count="3624" meta:character-count="22873" meta:non-whitespace-character-count="19876"/>
    <meta:user-defined meta:name="Info 1"/>
    <meta:user-defined meta:name="Info 2"/>
    <meta:user-defined meta:name="Info 3"/>
    <meta:user-defined meta:name="Info 4"/>
  </office:meta>
</office:document-meta>
</file>